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lfred H. Love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29, 1894</text:p>
      <text:p text:style-name="P6">Month<text:tab/><text:tab/><text:tab/><text:tab/><text:tab/><text:tab/>January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lfred H. Love &amp; Co./</text:p>
      <text:p text:style-name="P2">No. 219 Chestnut Street./</text:p>
      <text:p text:style-name="P4">Philadelphia, 1 Mo. 29 1894/</text:p>
      <text:p text:style-name="P3">Rev S. Morais/</text:p>
      <text:p text:style-name="P3"><text:tab/>546 N 6th St/</text:p>
      <text:p text:style-name="P3">Respected Friend:/</text:p>
      <text:p text:style-name="P3"><text:tab/>I was deeply touched to/ read in the Ledger the report of the/ beautiful &amp; appropriate prayer you/ offd last Saty in behalf of George W/ Childs. <text:s/>I could not content myself/ to enjoy it alone, so I called my/ family together &amp; read it for the second/ time. <text:s/>It shows me what a true/ &amp; good heart you have &amp; how near we/ are toether in all those things which/ make peace possible. <text:s/>I thank you/ sincerely. <text:s/>You see Mr childs named/ my cousin Emma Peterson./</text:p>
      <text:p text:style-name="P3"><text:tab/>I have often thought it would be/ pleasant all round for our Peace/ Socy to meet in your Synagogue/ <text:s/>We would suggest some Sunday/</text:p>
      <text:p text:style-name="P3"><text:soft-page-break/></text:p>
      <text:p text:style-name="P3">[Page 2]</text:p>
      <text:p text:style-name="P3">afternoon or evng, as the fires/ would not be out, or any other/ time, if you preferred Saty eveng/ all right. <text:s/>Suppose you see if/ it could be brought round &amp; then/ you speak &amp; any of our other good/ Hebrew friends you might mention/ or find willing to speak./</text:p>
      <text:p text:style-name="P3"><text:tab/>We would find 200 there of/ our socy. <text:s/>All necessary expenses/ we would pay./</text:p>
      <text:p text:style-name="P3"><text:tab/>I do feel as if I wanted to see/ more of you for you do represent/ such a beautiful pacific spirit./ <text:s/>Your assured friend/ Alfred H Lov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3:48:20.72</meta:creation-date>
    <meta:document-statistic meta:table-count="0" meta:image-count="0" meta:object-count="0" meta:page-count="3" meta:paragraph-count="73" meta:word-count="394" meta:character-count="2467"/>
    <dc:date>2011-12-21T14:00:08.13</dc:date>
    <dc:creator>Penn Libraries</dc:creator>
    <meta:editing-duration>PT00H11M47S</meta:editing-duration>
    <meta:editing-cycles>1</meta:editing-cycles>
    <meta:generator>OpenOffice.org/3.2$Win32 OpenOffice.org_project/320m12$Build-9483</meta:generator>
  </office:meta>
</office:document-meta>
</file>